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justify" fo:margin-left="-18.00pt" fo:text-indent="18.00pt" fo:margin-top="12.00pt"/>
    </style:style>
    <style:style style:name="P3" style:family="paragraph">
      <style:paragraph-properties fo:line-height="150.00%" fo:text-align="justify" fo:margin-bottom="6.00pt"/>
    </style:style>
    <style:style style:name="P4" style:family="paragraph">
      <style:paragraph-properties fo:line-height="150.00%" fo:text-align="justify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50.00%" fo:text-align="justify" fo:margin-left="-18.00pt" fo:text-indent="18.00pt" fo:margin-top="12.00pt"/>
    </style:style>
    <style:style style:name="P6" style:family="paragraph">
      <style:paragraph-properties fo:line-height="150.00%" fo:text-align="justify" fo:margin-bottom="6.00pt"/>
    </style:style>
    <style:style style:name="P7" style:family="paragraph">
      <style:paragraph-properties fo:line-height="15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50.00%" fo:text-align="justify" fo:margin-left="-18.00pt" fo:text-indent="18.00pt" fo:margin-top="12.00pt"/>
    </style:style>
    <style:style style:name="P9" style:family="paragraph">
      <style:paragraph-properties fo:line-height="15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5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-18.00pt" fo:text-indent="18.00pt" fo:margin-top="12.00pt"/>
    </style:style>
    <style:style style:name="P13" style:family="paragraph">
      <style:paragraph-properties fo:line-height="150.00%" fo:text-align="justify" fo:margin-bottom="6.00pt"/>
    </style:style>
    <style:style style:name="P14" style:family="paragraph">
      <style:paragraph-properties fo:line-height="150.00%" fo:text-align="justify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50.00%" fo:text-align="justify" fo:margin-left="-18.00pt" fo:text-indent="18.00pt" fo:margin-top="12.00pt"/>
    </style:style>
    <style:style style:name="P16" style:family="paragraph">
      <style:paragraph-properties fo:line-height="150.00%" fo:text-align="justify" fo:margin-bottom="6.00pt"/>
    </style:style>
    <style:style style:name="P17" style:family="paragraph">
      <style:paragraph-properties fo:line-height="150.00%" fo:text-align="justify"/>
    </style:style>
  </office:automatic-styles>
  <office:body>
    <office:text>
      <text:p text:style-name="P1"><text:span text:style-name="T1">UNIVERSIDADE FEDERAL DE MINAS GERAI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Trabalho de Estatístic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Celso</text:span></text:p>
      <text:p text:style-name="P1"><text:span text:style-name="T5">Felipe</text:span></text:p>
      <text:p text:style-name="P1"><text:span text:style-name="T5">Leandro</text:span></text:p>
      <text:p text:style-name="P1"><text:span text:style-name="T5">Lucas</text:span></text:p>
      <text:p text:style-name="P1"><text:span text:style-name="T5">Matheus</text:span></text:p>
      <text:p text:style-name="P1"><text:span text:style-name="T5">Willian</text:span></text:p>
      <text:p text:style-name="P1"><text:span text:style-name="T6"/></text:p>
      <text:p text:style-name="P1"><text:span text:style-name="T6"/></text:p>
      <text:list text:style-name="L2">
        <text:list-item>
          <text:p text:style-name="P2"><text:span text:style-name="T7">INTRODUÇÃO</text:span></text:p>
        </text:list-item>
      </text:list>
      <text:p text:style-name="P3"><text:span text:style-name="T8"/></text:p>
      <text:p text:style-name="P3"><text:span text:style-name="T9"><text:tab/>Um banco de dados foi formulado a partir de um questionário aplicado na turma TN do curso de Estatística e Probabilidades, ministrado pela professora Lourdes Coral Contreras Montenegro em 2019/02.</text:span></text:p>
      <text:p text:style-name="P4"><text:span text:style-name="T9"><text:tab/>Este trabalho tem como objetivo estabelecer e analisar relações entre as diferentes variáveis presentes nessa database, de forma a extrair informações relevantes, tudo isso pautado na teoria estatística cuja metodologia será delineada abaixo.</text:span></text:p>
      <text:list text:style-name="L5">
        <text:list-item>
          <text:p text:style-name="P5"><text:span text:style-name="T10">METODOLOGIA</text:span></text:p>
        </text:list-item>
      </text:list>
      <text:p text:style-name="P6"><text:span text:style-name="T11"/></text:p>
      <text:p text:style-name="P7"><text:span text:style-name="T12"><text:tab/>Os dados foram estudados com o auxílio do software - “R: The Project for Statistical Computing”.</text:span></text:p>
      <text:p text:style-name="P7"><text:span text:style-name="T12"><text:tab/>Segue um passo a passo do programa R vinculado a esse trabalho :</text:span></text:p>
      <text:p text:style-name="P7"><text:span text:style-name="T12"><text:tab/>- O programa lê a base de dados presente no arquivo “code.csv”.</text:span></text:p>
      <text:p text:style-name="P7"><text:span text:style-name="T12"><text:tab/>- Apresenta-se um sumário dos dados.</text:span></text:p>
      <text:p text:style-name="P7"><text:span text:style-name="T12"><text:tab/>- Para cada variável presente (i.e<text:s/></text:span><text:span text:style-name="T13">–</text:span><text:span text:style-name="T14"><text:s/>sexo, curso, altura) inicialmente apresentamos uma tabela com as frequ</text:span><text:span text:style-name="T15">ências absoluta, relativa e acumulada. Logo após são exibimos gráficos cuja forma de exposição depende da natureza da varíavel observada<text:s/></text:span><text:span text:style-name="T16">–</text:span><text:span text:style-name="T17"><text:s/>vari</text:span><text:span text:style-name="T18">áveis quantitativas contínuas, por exemplo, têm como preferência a utilização de histogramas.</text:span></text:p>
      <text:p text:style-name="P7"><text:span text:style-name="T18"><text:tab/>Na hora de estabelecer inter-relações entre as diferentes variáveis serão utilizadas medidas de :</text:span></text:p>
      <text:p text:style-name="P7"><text:span text:style-name="T18"><text:tab/>- Tendência Central (Média, Mediana, Moda).</text:span></text:p>
      <text:p text:style-name="P7"><text:span text:style-name="T18"><text:tab/>- Variabilidade (Amplitude Total, Desvio Padrão).</text:span></text:p>
      <text:p text:style-name="P7"><text:span text:style-name="T18"><text:tab/>Caso realizadas comparações quanto aos níveis de dispersão de variáveis com medidas e/ou tipos diferentes (i.e altura e sexo) será utilizado o Coeficiente de Variação.</text:span></text:p>
      <text:list text:style-name="L8">
        <text:list-item>
          <text:p text:style-name="P8"><text:span text:style-name="T19">RESULTADOS</text:span></text:p>
        </text:list-item>
      </text:list>
      <text:p text:style-name="P9"><draw:frame text:anchor-type="as-char" svg:width="169.07mm" svg:height="121.44mm" style:rel-width="scale" style:rel-height="scale"><draw:object-ole xlink:href="OleObj1"/><draw:image xlink:href="ObjectReplacements/OleObj1"/></draw:frame><text:span text:style-name="T20"/></text:p>
      <text:p text:style-name="P9"><text:span text:style-name="T21">Analisando o gráfico acima percebe-se que a frequência relativa de homens é maior que a de mulheres para a maioria dos casos observados ( 9 em 13 ), com exceção para os cursos<text:s/></text:span><text:span text:style-name="T22">–</text:span><text:span text:style-name="T23"><text:s/>Engenharias Ambiental, Controle de Automa</text:span><text:span text:style-name="T24">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span></text:p>
      <text:p text:style-name="P9"><text:span text:style-name="T24"/></text:p>
      <text:p text:style-name="P10"><draw:frame text:anchor-type="as-char" svg:width="127.00mm" svg:height="127.00mm" style:rel-width="scale" style:rel-height="scale"><draw:object-ole xlink:href="OleObj2"/><draw:image xlink:href="ObjectReplacements/OleObj2"/></draw:frame><text:span text:style-name="T24"/></text:p>
      <text:p text:style-name="P11"><text:span text:style-name="T24"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 26, 26 a 28, e 28 a 30 anos tem o menor número de alunos e ocorrem em mesma porcentagem de alunos (1.89%) cada uma. Afinal, através das informações fornecidas pela página<text:s/></text:span><text:a xlink:href="http://www.andi.org.br"><text:span text:style-name="T25">www.andi.org.br</text:span></text:a><text:span text:style-name="T26"><text:s/>que, segundo a página, a tendêncial mundial é que jovens são individuos entre 15 e 29 anos, e a análise dos dados coletados, pode-se afirmar que a turma TN citada é composta por uma população majoritariamente de jovens. </text:span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list text:style-name="L12">
        <text:list-item>
          <text:p text:style-name="P12"><text:span text:style-name="T28">CONCLUSÃO</text:span></text:p>
        </text:list-item>
      </text:list>
      <text:p text:style-name="P13"><text:span text:style-name="T29"/></text:p>
      <text:p text:style-name="P14"><text:span text:style-name="T30">Blabla</text:span></text:p>
      <text:p text:style-name="P14"><text:span text:style-name="T31"/></text:p>
      <text:p text:style-name="P14"><text:span text:style-name="T31"/></text:p>
      <text:p text:style-name="P14"><text:span text:style-name="T31"/></text:p>
      <text:list text:style-name="L15">
        <text:list-item>
          <text:p text:style-name="P15"><text:span text:style-name="T32">Apêndice.</text:span></text:p>
        </text:list-item>
      </text:list>
      <text:p text:style-name="P16"><text:span text:style-name="T33"/></text:p>
      <text:p text:style-name="P17"><text:span text:style-name="T34">“R: The Project for Statistical Computing” :<text:s/></text:span><text:a xlink:href="https://www.r-project.org/"><text:span text:style-name="T35">https://www.r-project.org/</text:span></text:a><text:span text:style-name="T36"><text:s/></text:span></text:p>
      <text:p text:style-name="P17"><text:span text:style-name="T36">"Quick-R by DataCamp":<text:s/></text:span><text:a xlink:href="https://www.statmethods.net/index.html"><text:span text:style-name="T37">https://www.statmethods.net/index.html</text:span></text:a><text:span text:style-name="T38"/></text:p>
      <text:p text:style-name="P17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